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venirNext LT Pro Cn" svg:font-family="'AvenirNext LT Pro Cn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venirNext LT Pro Cn" fo:font-size="14pt" fo:font-style="normal" fo:font-weight="normal" officeooo:rsid="0003c2ad" officeooo:paragraph-rsid="0017f51f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style:font-name="AvenirNext LT Pro Cn" fo:font-size="14pt" fo:font-style="normal" fo:font-weight="normal" officeooo:rsid="00088423" officeooo:paragraph-rsid="0017f51f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text-properties style:font-name="AvenirNext LT Pro Cn" fo:font-size="14pt" fo:font-style="normal" fo:font-weight="bold" officeooo:rsid="0003c2ad" officeooo:paragraph-rsid="0017f51f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end" style:justify-single-word="false"/>
      <style:text-properties fo:color="#006600" style:font-name="AvenirNext LT Pro Cn" fo:font-size="16pt" fo:font-style="normal" fo:font-weight="bold" officeooo:rsid="0017f51f" officeooo:paragraph-rsid="0017f51f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333333" style:font-name="AvenirNext LT Pro Cn" fo:font-size="12pt" fo:font-style="italic" fo:font-weight="normal" officeooo:rsid="0017f51f" officeooo:paragraph-rsid="0017f51f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111111" style:font-name="AvenirNext LT Pro Cn" fo:font-size="14pt" fo:font-style="normal" fo:font-weight="bold" officeooo:rsid="000699c9" officeooo:paragraph-rsid="0017f51f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end" style:justify-single-word="false"/>
      <style:text-properties fo:color="#333333" style:font-name="AvenirNext LT Pro Cn" fo:font-size="12pt" fo:font-style="italic" fo:font-weight="normal" officeooo:rsid="0017f51f" officeooo:paragraph-rsid="0017f51f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style:font-name="AvenirNext LT Pro Cn" fo:font-size="14pt" fo:font-style="normal" fo:font-weight="bold" officeooo:rsid="0003c2ad" officeooo:paragraph-rsid="0017f51f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 style:list-style-name="L1">
      <style:text-properties style:font-name="AvenirNext LT Pro Cn" fo:font-size="14pt" fo:font-style="normal" fo:font-weight="normal" officeooo:rsid="000699c9" officeooo:paragraph-rsid="0019486c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 style:list-style-name="L2">
      <style:text-properties style:font-name="AvenirNext LT Pro Cn" fo:font-size="14pt" fo:font-style="normal" fo:font-weight="normal" officeooo:rsid="000699c9" officeooo:paragraph-rsid="0017f51f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 style:list-style-name="L1">
      <style:text-properties style:font-name="AvenirNext LT Pro Cn" fo:font-size="14pt" fo:font-style="normal" fo:font-weight="normal" officeooo:rsid="0003c2ad" officeooo:paragraph-rsid="0017f51f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 style:list-style-name="L2">
      <style:text-properties style:font-name="AvenirNext LT Pro Cn" fo:font-size="14pt" fo:font-style="normal" fo:font-weight="normal" officeooo:rsid="00088423" officeooo:paragraph-rsid="0017f51f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officeooo:paragraph-rsid="0019486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66ff" fo:font-weight="bold" style:font-weight-asian="bold" style:font-weight-complex="bold"/>
    </style:style>
    <style:style style:name="T3" style:family="text">
      <style:text-properties fo:color="#3399ff" fo:font-weight="bold" style:font-weight-asian="bold" style:font-weight-complex="bold"/>
    </style:style>
    <style:style style:name="T4" style:family="text">
      <style:text-properties fo:color="#3399ff" fo:font-weight="bold" officeooo:rsid="000a097d" style:font-weight-asian="bold" style:font-weight-complex="bold"/>
    </style:style>
    <style:style style:name="T5" style:family="text">
      <style:text-properties fo:color="#3399ff" style:font-name="AvenirNext LT Pro Cn" fo:font-size="14pt" fo:font-style="normal" fo:font-weight="bold" officeooo:rsid="000a097d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color="#3333ff" style:font-name="AvenirNext LT Pro Cn" fo:font-size="14pt" fo:font-style="normal" fo:font-weight="bold" officeooo:rsid="000699c9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color="#c90707" fo:font-weight="bold" style:font-weight-asian="bold" style:font-weight-complex="bold"/>
    </style:style>
    <style:style style:name="T8" style:family="text">
      <style:text-properties fo:color="#c90707" style:font-name="AvenirNext LT Pro Cn" fo:font-size="14pt" fo:font-style="normal" fo:font-weight="bold" officeooo:rsid="0003c2ad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color="#006600" style:font-name="AvenirNext LT Pro Cn" fo:font-size="14pt" fo:font-style="normal" fo:font-weight="normal" officeooo:rsid="000699c9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111111" style:font-name="AvenirNext LT Pro Cn" fo:font-size="14pt" fo:font-style="normal" fo:font-weight="normal" officeooo:rsid="000699c9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111111" style:font-name="AvenirNext LT Pro Cn" fo:font-size="14pt" fo:font-style="normal" fo:font-weight="normal" officeooo:rsid="000a097d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color="#111111" style:font-name="AvenirNext LT Pro Cn" fo:font-size="14pt" fo:font-style="normal" fo:font-weight="normal" officeooo:rsid="0003c2ad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990000" fo:font-weight="bold" style:font-weight-asian="bold" style:font-weight-complex="bold"/>
    </style:style>
    <style:style style:name="T14" style:family="text">
      <style:text-properties fo:color="#990000" fo:font-weight="bold" officeooo:rsid="0017f51f" style:font-weight-asian="bold" style:font-weight-complex="bold"/>
    </style:style>
    <style:style style:name="T15" style:family="text">
      <style:text-properties officeooo:rsid="000a097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upplémentation en jour de repos</text:p>
      <text:p text:style-name="P5">Voir la fiche de description rapide de complément</text:p>
      <text:p text:style-name="P5">pris actuellement.</text:p>
      <text:p text:style-name="P3"/>
      <text:p text:style-name="P3">Morning</text:p>
      <text:p text:style-name="P1"><text:s/></text:p>
      <text:list xml:id="list3070921818163648629" text:style-name="L1">
        <text:list-item>
          <text:p text:style-name="P9"><text:span text:style-name="T2">20g</text:span> Whey + <text:span text:style-name="T3">10g</text:span> Caseine <text:span text:style-name="T15">+ </text:span><text:span text:style-name="T4">5g</text:span> <text:span text:style-name="T15">Glutamine</text:span></text:p>
        </text:list-item>
        <text:list-item>
          <text:p text:style-name="P11"><text:span text:style-name="T7">1 cap</text:span> Omega3</text:p>
        </text:list-item>
        <text:list-item>
          <text:p text:style-name="P11"><text:span text:style-name="T7">1 cap</text:span> AlphaMen</text:p>
        </text:list-item>
        <text:list-item>
          <text:p text:style-name="P11"><text:span text:style-name="T7">1 cap</text:span> Tea extract</text:p>
        </text:list-item>
        <text:list-item>
          <text:p text:style-name="P11"><text:span text:style-name="T7">1 cap</text:span> Thermopure</text:p>
        </text:list-item>
        <text:list-item>
          <text:p text:style-name="P11"><text:span text:style-name="T7">1 cap</text:span> Carnitine </text:p>
        </text:list-item>
      </text:list>
      <text:p text:style-name="P1"/>
      <text:p text:style-name="P2"><text:span text:style-name="T1">Collation</text:span> </text:p>
      <text:list xml:id="list8379336551903145121" text:style-name="L2">
        <text:list-item>
          <text:p text:style-name="P12">Fruits</text:p>
        </text:list-item>
      </text:list>
      <text:p text:style-name="P1"/>
      <text:p text:style-name="P1"><text:span text:style-name="T1">Meal 1 </text:span><text:s/></text:p>
      <text:p text:style-name="P1"/>
      <text:list xml:id="list135644742495459" text:continue-numbering="true" text:style-name="L2">
        <text:list-item>
          <text:p text:style-name="P10"><text:span text:style-name="T3">1,5g</text:span> beta-alanine</text:p>
        </text:list-item>
        <text:list-item>
          <text:p text:style-name="P10"><text:span text:style-name="T3">2,5g</text:span> creatine</text:p>
        </text:list-item>
        <text:list-item>
          <text:p text:style-name="P10"><text:span text:style-name="T7">1 cap</text:span> Omega3</text:p>
        </text:list-item>
        <text:list-item>
          <text:p text:style-name="P10"><text:span text:style-name="T7">1 cap</text:span> AlphaMen</text:p>
        </text:list-item>
        <text:list-item>
          <text:p text:style-name="P10"><text:span text:style-name="T7">1 cap</text:span> Tea extract</text:p>
        </text:list-item>
        <text:list-item>
          <text:p text:style-name="P10"><text:span text:style-name="T7">1 cap</text:span> Thermopure</text:p>
        </text:list-item>
        <text:list-item>
          <text:p text:style-name="P10"><text:span text:style-name="T7">1 cap</text:span> Carnitine</text:p>
        </text:list-item>
        <text:list-item>
          <text:p text:style-name="P10"><text:span text:style-name="T14">2</text:span><text:span text:style-name="T13"> cap</text:span> Cla</text:p>
        </text:list-item>
      </text:list>
      <text:p text:style-name="P1"/>
      <text:p text:style-name="P1"><text:span text:style-name="T1">Collation </text:span><text:s/></text:p>
      <text:list xml:id="list135643541433252" text:continue-numbering="true" text:style-name="L2">
        <text:list-item>
          <text:p text:style-name="P10">Fruits</text:p>
        </text:list-item>
      </text:list>
      <text:p text:style-name="P1"/>
      <text:p text:style-name="P3">Meal 2 </text:p>
      <text:p text:style-name="P3"/>
      <text:list xml:id="list135644952206555" text:continue-numbering="true" text:style-name="L2">
        <text:list-item>
          <text:p text:style-name="P10"><text:span text:style-name="T3">1,5g</text:span> beta-alanine</text:p>
        </text:list-item>
        <text:list-item>
          <text:p text:style-name="P10"><text:span text:style-name="T3">2,5g</text:span> creatine</text:p>
        </text:list-item>
        <text:list-item>
          <text:p text:style-name="P10"><text:span text:style-name="T7">1 cap</text:span> Omega3</text:p>
        </text:list-item>
        <text:list-item>
          <text:p text:style-name="P10"><text:span text:style-name="T7">1 cap</text:span> AlphaMen</text:p>
        </text:list-item>
        <text:list-item>
          <text:p text:style-name="P10"><text:span text:style-name="T7">1 cap </text:span>Tea extract</text:p>
        </text:list-item>
        <text:list-item>
          <text:p text:style-name="P10"><text:span text:style-name="T7">1 cap</text:span> Thermopure</text:p>
        </text:list-item>
        <text:list-item>
          <text:p text:style-name="P10"><text:span text:style-name="T7">1 cap</text:span> Carnitine</text:p>
        </text:list-item>
        <text:list-item>
          <text:p text:style-name="P10"><text:span text:style-name="T14">2</text:span><text:span text:style-name="T13"> cap</text:span> Cla</text:p>
        </text:list-item>
      </text:list>
      <text:p text:style-name="P1"/>
      <text:p text:style-name="P6">Before Sleep </text:p>
      <text:list xml:id="list3221556791575903086" text:style-name="L3">
        <text:list-item>
          <text:p text:style-name="P13"><text:span text:style-name="T6">30g</text:span><text:span text:style-name="T9"> </text:span><text:span text:style-name="T10">Caseine </text:span><text:span text:style-name="T11">+ </text:span><text:span text:style-name="T5">5g</text:span><text:span text:style-name="T10"> </text:span><text:span text:style-name="T11">Glutamine + </text:span><text:span text:style-name="T8">1 cap</text:span><text:span text:style-name="T12"> </text:span><text:span text:style-name="T11">5-HTP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venirNext LT Pro Cn" svg:font-family="'AvenirNext LT Pro Cn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15:39:55.554000000</meta:creation-date>
    <dc:date>2016-11-02T13:56:42.988000000</dc:date>
    <meta:editing-duration>PT2M10S</meta:editing-duration>
    <meta:editing-cycles>2</meta:editing-cycles>
    <meta:generator>LibreOffice/4.4.7.2$Windows_x86 LibreOffice_project/f3153a8b245191196a4b6b9abd1d0da16eead600</meta:generator>
    <meta:document-statistic meta:table-count="0" meta:image-count="0" meta:object-count="0" meta:page-count="1" meta:paragraph-count="35" meta:word-count="130" meta:character-count="571" meta:non-whitespace-character-count="491"/>
  </office:meta>
</office:document-meta>
</file>